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Table1" style:family="table">
      <style:table-properties style:width="7.2708in" fo:margin-left="0in" fo:margin-top="0in" fo:margin-bottom="0in" table:align="left" style:writing-mode="lr-tb"/>
    </style:style>
    <style:style style:name="Table1.A" style:family="table-column">
      <style:table-column-properties style:column-width="4.9785in"/>
    </style:style>
    <style:style style:name="Table1.B" style:family="table-column">
      <style:table-column-properties style:column-width="2.2917in"/>
    </style:style>
    <style:style style:name="Table1.1" style:family="table-row">
      <style:table-row-properties style:min-row-height="0.5833in" fo:keep-together="auto"/>
    </style:style>
    <style:style style:name="Table1.A1" style:family="table-cell">
      <style:table-cell-properties fo:padding="0.1in" fo:border="none"/>
    </style:style>
    <style:style style:name="Table1.2" style:family="table-row">
      <style:table-row-properties style:min-row-height="9.009in" fo:keep-together="auto"/>
    </style:style>
    <style:style style:name="Table1.A2" style:family="table-cell">
      <style:table-cell-properties fo:padding="0.1in" fo:border-left="none" fo:border-right="1pt solid #000000" fo:border-top="none" fo:border-bottom="none"/>
    </style:style>
    <style:style style:name="Table1.B2" style:family="table-cell">
      <style:table-cell-properties fo:padding="0.1in" fo:border-left="1pt solid #000000" fo:border-right="none" fo:border-top="none" fo:border-bottom="none"/>
    </style:style>
    <style:style style:name="P1" style:family="paragraph" style:parent-style-name="Standard">
      <style:text-properties fo:color="#666666" style:font-name="Merriweather" fo:font-size="4pt" style:font-name-asian="Merriweather1" style:font-size-asian="4pt" style:font-name-complex="Merriweather1" style:font-size-complex="4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margin-left="0in" fo:margin-right="0.2083in" fo:margin-top="0.0835in" fo:margin-bottom="0in" loext:contextual-spacing="false" fo:line-height="100%" fo:orphans="0" fo:widows="0" fo:text-indent="0in" style:auto-text-indent="false"/>
      <style:text-properties fo:color="#666666" style:font-name="Merriweather" fo:font-size="4pt" style:font-name-asian="Merriweather1" style:font-size-asian="4pt" style:font-name-complex="Merriweather1" style:font-size-complex="4pt"/>
    </style:style>
    <style:style style:name="P4" style:family="paragraph" style:parent-style-name="Standard">
      <style:paragraph-properties fo:margin-left="0in" fo:margin-right="0.2083in" fo:orphans="0" fo:widows="0" fo:text-indent="0in" style:auto-text-indent="false"/>
    </style:style>
    <style:style style:name="P5" style:family="paragraph" style:parent-style-name="Standard">
      <style:paragraph-properties fo:margin-left="0in" fo:margin-right="0.2083in" fo:line-height="100%" fo:orphans="0" fo:widows="0" fo:text-indent="0in" style:auto-text-indent="false"/>
      <style:text-properties fo:color="#666666" style:font-name="Merriweather" fo:font-size="9pt" style:font-name-asian="Merriweather1" style:font-size-asian="9pt" style:font-name-complex="Merriweather1" style:font-size-complex="9pt"/>
    </style:style>
    <style:style style:name="P6" style:family="paragraph" style:parent-style-name="Standard" style:list-style-name="WWNum3">
      <style:paragraph-properties fo:margin-left="0.5in" fo:margin-right="0.2083in" fo:margin-top="0.0835in" fo:margin-bottom="0in" loext:contextual-spacing="false" fo:line-height="130%" fo:orphans="0" fo:widows="0" fo:text-indent="-0.25in" style:auto-text-indent="false"/>
    </style:style>
    <style:style style:name="P7" style:family="paragraph" style:parent-style-name="Standard" style:list-style-name="WWNum4">
      <style:paragraph-properties fo:margin-left="0.5in" fo:margin-right="0.2083in" fo:margin-top="0.0835in" fo:margin-bottom="0in" loext:contextual-spacing="false" fo:line-height="130%" fo:orphans="0" fo:widows="0" fo:text-indent="-0.25in" style:auto-text-indent="false"/>
    </style:style>
    <style:style style:name="P8" style:family="paragraph" style:parent-style-name="Standard" style:list-style-name="WWNum2">
      <style:paragraph-properties fo:margin-left="0.5in" fo:margin-right="0.2083in" fo:margin-top="0.0835in" fo:margin-bottom="0in" loext:contextual-spacing="false" fo:line-height="130%" fo:orphans="0" fo:widows="0" fo:text-indent="-0.25in" style:auto-text-indent="false"/>
    </style:style>
    <style:style style:name="P9" style:family="paragraph" style:parent-style-name="Standard" style:list-style-name="WWNum3">
      <style:paragraph-properties fo:margin-left="0.5in" fo:margin-right="0.2083in" fo:margin-top="0in" fo:margin-bottom="0in" loext:contextual-spacing="false" fo:line-height="130%" fo:orphans="0" fo:widows="0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.2083in" fo:margin-top="0in" fo:margin-bottom="0in" loext:contextual-spacing="false" fo:line-height="130%" fo:orphans="0" fo:widows="0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.2083in" fo:margin-top="0in" fo:margin-bottom="0in" loext:contextual-spacing="false" fo:line-height="130%" fo:orphans="0" fo:widows="0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.2083in" fo:margin-top="0in" fo:margin-bottom="0in" loext:contextual-spacing="false" fo:line-height="130%" fo:orphans="0" fo:widows="0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.2083in" fo:margin-top="0in" fo:margin-bottom="0in" loext:contextual-spacing="false" fo:line-height="150%" fo:orphans="0" fo:widows="0" fo:text-indent="-0.25in" style:auto-text-indent="false"/>
    </style:style>
    <style:style style:name="P14" style:family="paragraph" style:parent-style-name="Standard">
      <style:paragraph-properties fo:margin-left="0in" fo:margin-right="0.2083in" fo:margin-top="0.0835in" fo:margin-bottom="0in" loext:contextual-spacing="false" fo:line-height="100%" fo:orphans="0" fo:widows="0" fo:text-indent="0in" style:auto-text-indent="false"/>
    </style:style>
    <style:style style:name="P15" style:family="paragraph" style:parent-style-name="Standard">
      <style:paragraph-properties fo:margin-left="0.3752in" fo:margin-right="0.2083in" fo:margin-top="0.0835in" fo:margin-bottom="0in" loext:contextual-spacing="false" fo:line-height="130%" fo:orphans="0" fo:widows="0" fo:text-indent="0in" style:auto-text-indent="false"/>
      <style:text-properties fo:color="#000000" style:font-name="Merriweather" fo:font-size="8pt" style:font-name-asian="Merriweather1" style:font-size-asian="8pt" style:font-name-complex="Merriweather1" style:font-size-complex="8pt"/>
    </style:style>
    <style:style style:name="P16" style:family="paragraph" style:parent-style-name="Standard">
      <style:paragraph-properties fo:margin-left="0.25in" fo:margin-right="0.0209in" fo:line-height="150%" fo:orphans="0" fo:widows="0" fo:text-indent="0in" style:auto-text-indent="false"/>
    </style:style>
    <style:style style:name="P17" style:family="paragraph" style:parent-style-name="Standard" style:list-style-name="WWNum6">
      <style:paragraph-properties fo:margin-left="0.25in" fo:margin-right="0.0209in" fo:line-height="130%" fo:orphans="0" fo:widows="0" fo:text-indent="-0.1874in" style:auto-text-indent="false"/>
    </style:style>
    <style:style style:name="P18" style:family="paragraph" style:parent-style-name="Standard" style:list-style-name="WWNum1">
      <style:paragraph-properties fo:margin-left="0.25in" fo:margin-right="0.0209in" fo:line-height="130%" fo:orphans="0" fo:widows="0" fo:text-indent="-0.1874in" style:auto-text-indent="false"/>
    </style:style>
    <style:style style:name="P19" style:family="paragraph" style:parent-style-name="Standard" style:list-style-name="WWNum5">
      <style:paragraph-properties fo:margin-left="0.25in" fo:margin-right="0.0209in" fo:line-height="130%" fo:orphans="0" fo:widows="0" fo:text-indent="-0.1874in" style:auto-text-indent="false"/>
    </style:style>
    <style:style style:name="P20" style:family="paragraph" style:parent-style-name="Standard" style:master-page-name="Standard">
      <style:paragraph-properties style:page-number="1"/>
    </style:style>
    <style:style style:name="P21" style:family="paragraph" style:parent-style-name="Heading_20_1">
      <style:paragraph-properties fo:margin-left="0in" fo:margin-right="0.2083in" fo:margin-top="0in" fo:margin-bottom="0in" loext:contextual-spacing="false" fo:line-height="100%" fo:keep-together="auto" fo:orphans="0" fo:widows="0" fo:text-indent="0in" style:auto-text-indent="false" fo:keep-with-next="auto"/>
    </style:style>
    <style:style style:name="P22" style:family="paragraph" style:parent-style-name="Heading_20_1">
      <style:paragraph-properties fo:margin-left="0in" fo:margin-right="0.2083in" fo:margin-top="0.2083in" fo:margin-bottom="0in" loext:contextual-spacing="false" fo:line-height="100%" fo:keep-together="auto" fo:orphans="0" fo:widows="0" fo:text-indent="0in" style:auto-text-indent="false" fo:keep-with-next="auto"/>
    </style:style>
    <style:style style:name="P23" style:family="paragraph" style:parent-style-name="Heading_20_1">
      <style:paragraph-properties fo:margin-left="0in" fo:margin-right="0.2083in" fo:margin-top="0.139in" fo:margin-bottom="0in" loext:contextual-spacing="false" fo:line-height="100%" fo:keep-together="auto" fo:orphans="0" fo:widows="0" fo:text-indent="0in" style:auto-text-indent="false" fo:keep-with-next="auto"/>
    </style:style>
    <style:style style:name="P24" style:family="paragraph" style:parent-style-name="Heading_20_1">
      <style:paragraph-properties fo:margin-left="0in" fo:margin-right="0.2083in" fo:margin-top="0.2083in" fo:margin-bottom="0in" loext:contextual-spacing="false" fo:line-height="100%" fo:keep-together="auto" fo:orphans="0" fo:widows="0" fo:text-indent="0in" style:auto-text-indent="false" fo:keep-with-next="auto"/>
    </style:style>
    <style:style style:name="P25" style:family="paragraph" style:parent-style-name="Heading_20_2">
      <style:paragraph-properties fo:margin-left="0.3752in" fo:margin-right="0.2083in" fo:margin-top="0.222in" fo:margin-bottom="0in" loext:contextual-spacing="false" fo:line-height="100%" fo:orphans="0" fo:widows="0" fo:text-indent="0in" style:auto-text-indent="false"/>
    </style:style>
    <style:style style:name="P26" style:family="paragraph" style:parent-style-name="Heading_20_2">
      <style:paragraph-properties fo:margin-left="0.25in" fo:margin-right="0.0209in" fo:margin-top="0.0693in" fo:margin-bottom="0in" loext:contextual-spacing="false" fo:line-height="150%" fo:orphans="0" fo:widows="0" fo:text-indent="0in" style:auto-text-indent="false"/>
    </style:style>
    <style:style style:name="P27" style:family="paragraph" style:parent-style-name="Heading_20_3">
      <style:paragraph-properties fo:margin-left="0.3752in" fo:margin-right="0.2083in" fo:margin-top="0.0693in" fo:margin-bottom="0.0693in" loext:contextual-spacing="false" fo:line-height="100%" fo:orphans="0" fo:widows="0" fo:text-indent="0in" style:auto-text-indent="false"/>
    </style:style>
    <style:style style:name="P28" style:family="paragraph" style:parent-style-name="Heading_20_3">
      <style:paragraph-properties fo:margin-left="0.3752in" fo:margin-right="0.2083in" fo:margin-top="0.0693in" fo:margin-bottom="0.0693in" loext:contextual-spacing="false" fo:line-height="100%" fo:orphans="0" fo:widows="0" fo:text-indent="0in" style:auto-text-indent="false"/>
      <style:text-properties fo:color="#666666" style:font-name="Merriweather" fo:font-size="8pt" style:font-name-asian="Merriweather1" style:font-size-asian="8pt" style:font-name-complex="Merriweather1" style:font-size-complex="8pt"/>
    </style:style>
    <style:style style:name="P29" style:family="paragraph" style:parent-style-name="Title">
      <style:paragraph-properties fo:margin-left="0in" fo:margin-right="0.2083in" fo:margin-top="0in" fo:margin-bottom="0.0835in" loext:contextual-spacing="false" fo:line-height="100%" fo:keep-together="auto" fo:orphans="0" fo:widows="0" fo:text-indent="0in" style:auto-text-indent="false" fo:keep-with-next="auto"/>
    </style:style>
    <style:style style:name="T1" style:family="text">
      <style:text-properties style:font-name="Merriweather" fo:font-size="36pt" fo:font-weight="bold" style:font-name-asian="Merriweather1" style:font-size-asian="36pt" style:font-weight-asian="bold" style:font-name-complex="Merriweather1" style:font-size-complex="36pt"/>
    </style:style>
    <style:style style:name="T2" style:family="text">
      <style:text-properties style:font-name="Merriweather" fo:font-size="12pt" fo:font-weight="bold" style:font-name-asian="Merriweather1" style:font-size-asian="12pt" style:font-weight-asian="bold" style:font-name-complex="Merriweather1" style:font-size-complex="12pt"/>
    </style:style>
    <style:style style:name="T3" style:family="text">
      <style:text-properties style:font-name="Merriweather" fo:font-size="11pt" fo:font-weight="bold" style:font-name-asian="Merriweather1" style:font-size-asian="11pt" style:font-weight-asian="bold" style:font-name-complex="Merriweather1" style:font-size-complex="11pt"/>
    </style:style>
    <style:style style:name="T4" style:family="text">
      <style:text-properties style:font-name="Merriweather" fo:font-size="11pt" style:font-name-asian="Merriweather1" style:font-size-asian="11pt" style:font-name-complex="Merriweather1" style:font-size-complex="11pt"/>
    </style:style>
    <style:style style:name="T5" style:family="text">
      <style:text-properties style:font-name="Merriweather" fo:font-size="11pt" fo:font-style="italic" style:font-name-asian="Merriweather1" style:font-size-asian="11pt" style:font-style-asian="italic" style:font-name-complex="Merriweather1" style:font-size-complex="11pt"/>
    </style:style>
    <style:style style:name="T6" style:family="text">
      <style:text-properties style:font-name="Merriweather" fo:font-size="9pt" style:font-name-asian="Merriweather1" style:font-size-asian="9pt" style:font-name-complex="Merriweather1" style:font-size-complex="9pt"/>
    </style:style>
    <style:style style:name="T7" style:family="text">
      <style:text-properties style:font-name="Merriweather" fo:font-weight="bold" style:font-name-asian="Merriweather1" style:font-weight-asian="bold" style:font-name-complex="Merriweather1"/>
    </style:style>
    <style:style style:name="T8" style:family="text">
      <style:text-properties style:font-name="Open Sans" fo:font-size="9pt" style:font-name-asian="Open Sans1" style:font-size-asian="9pt" style:font-name-complex="Open Sans1" style:font-size-complex="9pt"/>
    </style:style>
    <style:style style:name="T9" style:family="text">
      <style:text-properties style:font-name="Open Sans" fo:font-size="9pt" fo:font-weight="bold" style:font-name-asian="Open Sans1" style:font-size-asian="9pt" style:font-weight-asian="bold" style:font-name-complex="Open Sans1" style:font-size-complex="9pt"/>
    </style:style>
    <style:style style:name="T10" style:family="text">
      <style:text-properties fo:color="#000000" style:font-name="Merriweather" fo:font-size="8pt" style:font-name-asian="Merriweather1" style:font-size-asian="8pt" style:font-name-complex="Merriweather1" style:font-size-complex="8pt"/>
    </style:style>
    <style:style style:name="fr1" style:family="graphic" style:parent-style-name="Frame">
      <style:graphic-properties fo:margin-left="0.1252in" fo:margin-right="0.1252in" fo:margin-top="0.1252in" fo:margin-bottom="0.1252in" style:vertical-pos="from-top" style:vertical-rel="paragraph" style:horizontal-pos="from-left" style:horizontal-rel="paragraph" draw:opacity="0%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Merriweather" svg:font-family="Merriweather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erriweather1" svg:font-family="Merriweather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Merriweather" fo:font-family="Merriweather" style:font-family-generic="roman" style:font-pitch="variable" fo:font-size="9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erriweather" fo:font-family="Merriweather" style:font-family-generic="roman" style:font-pitch="variable" fo:font-size="9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Merriweather" fo:font-family="Merriweather" style:font-family-generic="roman" style:font-pitch="variable" fo:font-size="9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erriweather" fo:font-family="Merriweather" style:font-family-generic="roman" style:font-pitch="variable" fo:font-size="9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erriweather" fo:font-family="Merriweather" style:font-family-generic="roman" style:font-pitch="variable" fo:font-size="9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Merriweather" fo:font-family="Merriweather" style:font-family-generic="roman" style:font-pitch="variable" fo:font-size="9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7.2708in" fo:margin-left="0in" fo:margin-top="0in" fo:margin-bottom="0in" table:align="left" style:writing-mode="lr-tb"/>
    </style:style>
    <style:style style:name="Table1.A" style:family="table-column">
      <style:table-column-properties style:column-width="4.9785in"/>
    </style:style>
    <style:style style:name="Table1.B" style:family="table-column">
      <style:table-column-properties style:column-width="2.2917in"/>
    </style:style>
    <style:style style:name="Table1.1" style:family="table-row">
      <style:table-row-properties style:min-row-height="0.5833in" fo:keep-together="auto"/>
    </style:style>
    <style:style style:name="Table1.A1" style:family="table-cell">
      <style:table-cell-properties fo:padding="0.1in" fo:border="none"/>
    </style:style>
    <style:style style:name="Table1.2" style:family="table-row">
      <style:table-row-properties style:min-row-height="9.009in" fo:keep-together="auto"/>
    </style:style>
    <style:style style:name="Table1.A2" style:family="table-cell">
      <style:table-cell-properties fo:padding="0.1in" fo:border-left="none" fo:border-right="1pt solid #000000" fo:border-top="none" fo:border-bottom="none"/>
    </style:style>
    <style:style style:name="Table1.B2" style:family="table-cell">
      <style:table-cell-properties fo:padding="0.1in" fo:border-left="1pt solid #000000" fo:border-right="none" fo:border-top="none" fo:border-bottom="none"/>
    </style:style>
    <style:style style:name="MP1" style:family="paragraph" style:parent-style-name="Standard">
      <style:paragraph-properties fo:margin-left="0in" fo:margin-right="0.2083in" fo:margin-top="0.0835in" fo:margin-bottom="0in" loext:contextual-spacing="false" fo:line-height="100%" fo:orphans="0" fo:widows="0" fo:text-indent="0in" style:auto-text-indent="false"/>
      <style:text-properties fo:color="#666666" style:font-name="Merriweather" fo:font-size="4pt" style:font-name-asian="Merriweather1" style:font-size-asian="4pt" style:font-name-complex="Merriweather1" style:font-size-complex="4pt"/>
    </style:style>
    <style:style style:name="MP2" style:family="paragraph" style:parent-style-name="Standard">
      <style:text-properties fo:color="#666666" style:font-name="Merriweather" fo:font-size="4pt" style:font-name-asian="Merriweather1" style:font-size-asian="4pt" style:font-name-complex="Merriweather1" style:font-size-complex="4pt"/>
    </style:style>
    <style:style style:name="MP3" style:family="paragraph" style:parent-style-name="Title">
      <style:paragraph-properties fo:margin-left="0in" fo:margin-right="0.2083in" fo:margin-top="0in" fo:margin-bottom="0.0835in" loext:contextual-spacing="false" fo:line-height="100%" fo:keep-together="auto" fo:orphans="0" fo:widows="0" fo:text-indent="0in" style:auto-text-indent="false" fo:keep-with-next="auto"/>
    </style:style>
    <style:style style:name="MP4" style:family="paragraph" style:parent-style-name="Standard">
      <style:paragraph-properties fo:margin-left="0in" fo:margin-right="0.2083in" fo:orphans="0" fo:widows="0" fo:text-indent="0in" style:auto-text-indent="false"/>
    </style:style>
    <style:style style:name="MP5" style:family="paragraph" style:parent-style-name="Standard">
      <style:paragraph-properties fo:line-height="100%"/>
    </style:style>
    <style:style style:name="MP6" style:family="paragraph" style:parent-style-name="Heading_20_1">
      <style:paragraph-properties fo:margin-left="0in" fo:margin-right="0.2083in" fo:margin-top="0in" fo:margin-bottom="0in" loext:contextual-spacing="false" fo:line-height="100%" fo:keep-together="auto" fo:orphans="0" fo:widows="0" fo:text-indent="0in" style:auto-text-indent="false" fo:keep-with-next="auto"/>
    </style:style>
    <style:style style:name="MP7" style:family="paragraph" style:parent-style-name="Heading_20_2">
      <style:paragraph-properties fo:margin-left="0.3752in" fo:margin-right="0.2083in" fo:margin-top="0.222in" fo:margin-bottom="0in" loext:contextual-spacing="false" fo:line-height="100%" fo:orphans="0" fo:widows="0" fo:text-indent="0in" style:auto-text-indent="false"/>
    </style:style>
    <style:style style:name="MP8" style:family="paragraph" style:parent-style-name="Heading_20_3">
      <style:paragraph-properties fo:margin-left="0.3752in" fo:margin-right="0.2083in" fo:margin-top="0.0693in" fo:margin-bottom="0.0693in" loext:contextual-spacing="false" fo:line-height="100%" fo:orphans="0" fo:widows="0" fo:text-indent="0in" style:auto-text-indent="false"/>
    </style:style>
    <style:style style:name="MP9" style:family="paragraph" style:parent-style-name="Standard" style:list-style-name="WWNum3">
      <style:paragraph-properties fo:margin-left="0.5in" fo:margin-right="0.2083in" fo:margin-top="0.0835in" fo:margin-bottom="0in" loext:contextual-spacing="false" fo:line-height="130%" fo:orphans="0" fo:widows="0" fo:text-indent="-0.25in" style:auto-text-indent="false"/>
    </style:style>
    <style:style style:name="MP10" style:family="paragraph" style:parent-style-name="Standard" style:list-style-name="WWNum3">
      <style:paragraph-properties fo:margin-left="0.5in" fo:margin-right="0.2083in" fo:margin-top="0in" fo:margin-bottom="0in" loext:contextual-spacing="false" fo:line-height="130%" fo:orphans="0" fo:widows="0" fo:text-indent="-0.25in" style:auto-text-indent="false"/>
    </style:style>
    <style:style style:name="MP11" style:family="paragraph" style:parent-style-name="Standard" style:list-style-name="WWNum3">
      <style:paragraph-properties fo:margin-left="0.5in" fo:margin-right="0.2083in" fo:margin-top="0in" fo:margin-bottom="0in" loext:contextual-spacing="false" fo:line-height="150%" fo:orphans="0" fo:widows="0" fo:text-indent="-0.25in" style:auto-text-indent="false"/>
    </style:style>
    <style:style style:name="MP12" style:family="paragraph" style:parent-style-name="Standard">
      <style:paragraph-properties fo:margin-left="0in" fo:margin-right="0.2083in" fo:margin-top="0.0835in" fo:margin-bottom="0in" loext:contextual-spacing="false" fo:line-height="100%" fo:orphans="0" fo:widows="0" fo:text-indent="0in" style:auto-text-indent="false"/>
    </style:style>
    <style:style style:name="MP13" style:family="paragraph" style:parent-style-name="Standard" style:list-style-name="WWNum4">
      <style:paragraph-properties fo:margin-left="0.5in" fo:margin-right="0.2083in" fo:margin-top="0.0835in" fo:margin-bottom="0in" loext:contextual-spacing="false" fo:line-height="130%" fo:orphans="0" fo:widows="0" fo:text-indent="-0.25in" style:auto-text-indent="false"/>
    </style:style>
    <style:style style:name="MP14" style:family="paragraph" style:parent-style-name="Standard" style:list-style-name="WWNum4">
      <style:paragraph-properties fo:margin-left="0.5in" fo:margin-right="0.2083in" fo:margin-top="0in" fo:margin-bottom="0in" loext:contextual-spacing="false" fo:line-height="130%" fo:orphans="0" fo:widows="0" fo:text-indent="-0.25in" style:auto-text-indent="false"/>
    </style:style>
    <style:style style:name="MP15" style:family="paragraph" style:parent-style-name="Heading_20_1">
      <style:paragraph-properties fo:margin-left="0in" fo:margin-right="0.2083in" fo:margin-top="0.2083in" fo:margin-bottom="0in" loext:contextual-spacing="false" fo:line-height="100%" fo:keep-together="auto" fo:orphans="0" fo:widows="0" fo:text-indent="0in" style:auto-text-indent="false" fo:keep-with-next="auto"/>
    </style:style>
    <style:style style:name="MP16" style:family="paragraph" style:parent-style-name="Standard" style:list-style-name="WWNum2">
      <style:paragraph-properties fo:margin-left="0.5in" fo:margin-right="0.2083in" fo:margin-top="0.0835in" fo:margin-bottom="0in" loext:contextual-spacing="false" fo:line-height="130%" fo:orphans="0" fo:widows="0" fo:text-indent="-0.25in" style:auto-text-indent="false"/>
    </style:style>
    <style:style style:name="MP17" style:family="paragraph" style:parent-style-name="Standard" style:list-style-name="WWNum2">
      <style:paragraph-properties fo:margin-left="0.5in" fo:margin-right="0.2083in" fo:margin-top="0in" fo:margin-bottom="0in" loext:contextual-spacing="false" fo:line-height="130%" fo:orphans="0" fo:widows="0" fo:text-indent="-0.25in" style:auto-text-indent="false"/>
    </style:style>
    <style:style style:name="MP18" style:family="paragraph" style:parent-style-name="Standard">
      <style:paragraph-properties fo:margin-left="0.3752in" fo:margin-right="0.2083in" fo:margin-top="0.0835in" fo:margin-bottom="0in" loext:contextual-spacing="false" fo:line-height="130%" fo:orphans="0" fo:widows="0" fo:text-indent="0in" style:auto-text-indent="false"/>
      <style:text-properties fo:color="#000000" style:font-name="Merriweather" fo:font-size="8pt" style:font-name-asian="Merriweather1" style:font-size-asian="8pt" style:font-name-complex="Merriweather1" style:font-size-complex="8pt"/>
    </style:style>
    <style:style style:name="MP19" style:family="paragraph" style:parent-style-name="Heading_20_3">
      <style:paragraph-properties fo:margin-left="0.3752in" fo:margin-right="0.2083in" fo:margin-top="0.0693in" fo:margin-bottom="0.0693in" loext:contextual-spacing="false" fo:line-height="100%" fo:orphans="0" fo:widows="0" fo:text-indent="0in" style:auto-text-indent="false"/>
      <style:text-properties fo:color="#666666" style:font-name="Merriweather" fo:font-size="8pt" style:font-name-asian="Merriweather1" style:font-size-asian="8pt" style:font-name-complex="Merriweather1" style:font-size-complex="8pt"/>
    </style:style>
    <style:style style:name="MP20" style:family="paragraph" style:parent-style-name="Standard">
      <style:paragraph-properties fo:margin-left="0in" fo:margin-right="0.2083in" fo:line-height="100%" fo:orphans="0" fo:widows="0" fo:text-indent="0in" style:auto-text-indent="false"/>
      <style:text-properties fo:color="#666666" style:font-name="Merriweather" fo:font-size="9pt" style:font-name-asian="Merriweather1" style:font-size-asian="9pt" style:font-name-complex="Merriweather1" style:font-size-complex="9pt"/>
    </style:style>
    <style:style style:name="MP21" style:family="paragraph" style:parent-style-name="Heading_20_2">
      <style:paragraph-properties fo:margin-left="0.25in" fo:margin-right="0.0209in" fo:margin-top="0.0693in" fo:margin-bottom="0in" loext:contextual-spacing="false" fo:line-height="150%" fo:orphans="0" fo:widows="0" fo:text-indent="0in" style:auto-text-indent="false"/>
    </style:style>
    <style:style style:name="MP22" style:family="paragraph" style:parent-style-name="Standard">
      <style:paragraph-properties fo:margin-left="0.25in" fo:margin-right="0.0209in" fo:line-height="150%" fo:orphans="0" fo:widows="0" fo:text-indent="0in" style:auto-text-indent="false"/>
    </style:style>
    <style:style style:name="MP23" style:family="paragraph" style:parent-style-name="Heading_20_1">
      <style:paragraph-properties fo:margin-left="0in" fo:margin-right="0.2083in" fo:margin-top="0.139in" fo:margin-bottom="0in" loext:contextual-spacing="false" fo:line-height="100%" fo:keep-together="auto" fo:orphans="0" fo:widows="0" fo:text-indent="0in" style:auto-text-indent="false" fo:keep-with-next="auto"/>
    </style:style>
    <style:style style:name="MP24" style:family="paragraph" style:parent-style-name="Standard" style:list-style-name="WWNum6">
      <style:paragraph-properties fo:margin-left="0.25in" fo:margin-right="0.0209in" fo:line-height="130%" fo:orphans="0" fo:widows="0" fo:text-indent="-0.1874in" style:auto-text-indent="false"/>
    </style:style>
    <style:style style:name="MP25" style:family="paragraph" style:parent-style-name="Standard" style:list-style-name="WWNum1">
      <style:paragraph-properties fo:margin-left="0.25in" fo:margin-right="0.0209in" fo:line-height="130%" fo:orphans="0" fo:widows="0" fo:text-indent="-0.1874in" style:auto-text-indent="false"/>
    </style:style>
    <style:style style:name="MP26" style:family="paragraph" style:parent-style-name="Standard" style:list-style-name="WWNum5">
      <style:paragraph-properties fo:margin-left="0.25in" fo:margin-right="0.0209in" fo:line-height="130%" fo:orphans="0" fo:widows="0" fo:text-indent="-0.1874in" style:auto-text-indent="false"/>
    </style:style>
    <style:style style:name="MT1" style:family="text">
      <style:text-properties style:font-name="Merriweather" fo:font-size="36pt" fo:font-weight="bold" style:font-name-asian="Merriweather1" style:font-size-asian="36pt" style:font-weight-asian="bold" style:font-name-complex="Merriweather1" style:font-size-complex="36pt"/>
    </style:style>
    <style:style style:name="MT2" style:family="text">
      <style:text-properties style:font-name="Open Sans" fo:font-size="9pt" style:font-name-asian="Open Sans1" style:font-size-asian="9pt" style:font-name-complex="Open Sans1" style:font-size-complex="9pt"/>
    </style:style>
    <style:style style:name="MT3" style:family="text">
      <style:text-properties style:font-name="Open Sans" fo:font-size="9pt" fo:font-weight="bold" style:font-name-asian="Open Sans1" style:font-size-asian="9pt" style:font-weight-asian="bold" style:font-name-complex="Open Sans1" style:font-size-complex="9pt"/>
    </style:style>
    <style:style style:name="MT4" style:family="text">
      <style:text-properties style:font-name="Merriweather" fo:font-size="12pt" fo:font-weight="bold" style:font-name-asian="Merriweather1" style:font-size-asian="12pt" style:font-weight-asian="bold" style:font-name-complex="Merriweather1" style:font-size-complex="12pt"/>
    </style:style>
    <style:style style:name="MT5" style:family="text">
      <style:text-properties style:font-name="Merriweather" fo:font-size="11pt" fo:font-weight="bold" style:font-name-asian="Merriweather1" style:font-size-asian="11pt" style:font-weight-asian="bold" style:font-name-complex="Merriweather1" style:font-size-complex="11pt"/>
    </style:style>
    <style:style style:name="MT6" style:family="text">
      <style:text-properties style:font-name="Merriweather" fo:font-size="11pt" style:font-name-asian="Merriweather1" style:font-size-asian="11pt" style:font-name-complex="Merriweather1" style:font-size-complex="11pt"/>
    </style:style>
    <style:style style:name="MT7" style:family="text">
      <style:text-properties style:font-name="Merriweather" fo:font-size="11pt" fo:font-style="italic" style:font-name-asian="Merriweather1" style:font-size-asian="11pt" style:font-style-asian="italic" style:font-name-complex="Merriweather1" style:font-size-complex="11pt"/>
    </style:style>
    <style:style style:name="MT8" style:family="text">
      <style:text-properties fo:color="#000000" style:font-name="Merriweather" fo:font-size="8pt" style:font-name-asian="Merriweather1" style:font-size-asian="8pt" style:font-name-complex="Merriweather1" style:font-size-complex="8pt"/>
    </style:style>
    <style:style style:name="MT9" style:family="text">
      <style:text-properties style:font-name="Merriweather" fo:font-size="9pt" style:font-name-asian="Merriweather1" style:font-size-asian="9pt" style:font-name-complex="Merriweather1" style:font-size-complex="9pt"/>
    </style:style>
    <style:style style:name="MT10" style:family="text">
      <style:text-properties style:font-name="Merriweather" fo:font-weight="bold" style:font-name-asian="Merriweather1" style:font-weight-asian="bold" style:font-name-complex="Merriweather1"/>
    </style:style>
    <style:style style:name="Mfr1" style:family="graphic" style:parent-style-name="Frame">
      <style:graphic-properties fo:margin-left="0.1252in" fo:margin-right="0.1252in" fo:margin-top="0.1252in" fo:margin-bottom="0.1252in" style:vertical-pos="from-top" style:vertical-rel="paragraph" style:horizontal-pos="from-left" style:horizontal-rel="paragraph" draw:opacity="0%" fo:padding="0in" fo:border="non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Frame1" text:anchor-type="paragraph" svg:x="-0.0508in" svg:y="0in" svg:width="7.2709in" draw:z-index="0"><draw:text-box fo:min-height="0in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MP3"><text:bookmark text:name="_3yd5qsp3lsla1"/><text:span text:style-name="MT1">Ellie Roeder</text:span></text:p></table:table-cell><table:table-cell table:style-name="Table1.A1" office:value-type="string"><text:p text:style-name="MP4"><text:span text:style-name="MT2">10563 104th Ave N</text:span></text:p><text:p text:style-name="MP4"><text:span text:style-name="MT2">Maple Grove, MN 55369</text:span></text:p><text:p text:style-name="MP4"><text:span text:style-name="MT3">(612) 518-1474</text:span></text:p><text:p text:style-name="MP4"><text:span text:style-name="MT3">ellieroeder.05@gmail.com</text:span></text:p></table:table-cell></table:table-row><table:table-row table:style-name="Table1.2"><table:table-cell table:style-name="Table1.A2" office:value-type="string"><text:p text:style-name="MP5"/><text:p text:style-name="MP6"><text:bookmark text:name="_esx2gawyden41"/><text:span text:style-name="MT4">WORK EXPERIENCE</text:span></text:p><text:p text:style-name="MP7"><text:bookmark text:name="_rfgvkg2ifhfd1"/><text:span text:style-name="MT5">Rince Nua Irish Dance, </text:span><text:span text:style-name="MT6">Maple Grove — </text:span><text:span text:style-name="MT7">Dance Teacher</text:span></text:p><text:p text:style-name="MP8"><text:bookmark text:name="_n64fgzu3lwuy1"/><text:span text:style-name="MT8">DECEMBER 2020 - AUGUST 2021</text:span></text:p><text:list xml:id="list19261249" text:style-name="WWNum3"><text:list-item><text:p text:style-name="MP9"><text:span text:style-name="MT9">Worked with kids aging from 3 to 11. </text:span></text:p></text:list-item><text:list-item><text:p text:style-name="MP10"><text:span text:style-name="MT9">Came up with activities and special ways to learn.</text:span></text:p></text:list-item><text:list-item><text:p text:style-name="MP10"><text:span text:style-name="MT9">Made choreography to perform at multiple shows. </text:span></text:p></text:list-item><text:list-item><text:p text:style-name="MP11"><text:span text:style-name="MT9">Walked parents through questions and information. </text:span></text:p></text:list-item></text:list><text:p text:style-name="MP12"><text:span text:style-name="MT10"><text:s text:c="10"/></text:span><text:span text:style-name="MT5">Massage Envy, </text:span><text:span text:style-name="MT6">Maple Grove — </text:span><text:span text:style-name="MT7">Front Desk Associate</text:span></text:p><text:p text:style-name="MP8"><text:bookmark text:name="_dw8qqlk66in91"/><text:span text:style-name="MT8">June 2024 - AUGUST 2024</text:span></text:p><text:list xml:id="list112158854368473" text:continue-numbering="true" text:style-name="WWNum3"><text:list-item><text:p text:style-name="MP9"><text:span text:style-name="MT9">Answered customer questions about memberships</text:span></text:p></text:list-item><text:list-item><text:p text:style-name="MP10"><text:span text:style-name="MT9">Answered phones and made schedules online.</text:span></text:p></text:list-item><text:list-item><text:p text:style-name="MP11"><text:span text:style-name="MT9">Got to know customer concerns and came up with solutions. </text:span></text:p></text:list-item></text:list><text:p text:style-name="MP7"><text:bookmark text:name="_ionvfqlkj4qp1"/><text:span text:style-name="MT5">Old Navy, </text:span><text:span text:style-name="MT6">Maple Grove — </text:span><text:span text:style-name="MT7">Brand Associate</text:span></text:p><text:p text:style-name="MP8"><text:bookmark text:name="_th596e6vnlt91"/><text:span text:style-name="MT8">APRIL 2023 - PRESENT</text:span></text:p><text:list xml:id="list1686941698" text:style-name="WWNum4"><text:list-item><text:p text:style-name="MP13"><text:span text:style-name="MT9">Worked with customers and coworkers with different backgrounds.</text:span></text:p></text:list-item><text:list-item><text:p text:style-name="MP14"><text:span text:style-name="MT9">Organized shelves and styled mannequins.</text:span></text:p></text:list-item><text:list-item><text:p text:style-name="MP14"><text:span text:style-name="MT9">Helped with questions regarding the store.</text:span></text:p></text:list-item><text:list-item><text:p text:style-name="MP14"><text:span text:style-name="MT9">Applied customer service skills when at the register.</text:span></text:p></text:list-item></text:list><text:p text:style-name="MP15"><text:bookmark text:name="_yk8luflkpwij1"/><text:span text:style-name="MT4">VOLUNTEER EXPERIENCE</text:span></text:p><text:p text:style-name="MP7"><text:bookmark text:name="_6aj690fqttrk1"/><text:span text:style-name="MT5">Feed My Starving Children, </text:span><text:span text:style-name="MT6">Coon Rapids</text:span></text:p><text:p text:style-name="MP8"><text:bookmark text:name="_d45wehbkc8ap1"/><text:span text:style-name="MT8">20 hours, 2016 - 2018 </text:span></text:p><text:list xml:id="list289973870" text:style-name="WWNum2"><text:list-item><text:p text:style-name="MP16"><text:span text:style-name="MT9">Packed meals with church for needy children. </text:span></text:p></text:list-item><text:list-item><text:p text:style-name="MP17"><text:span text:style-name="MT9">Worked on communication with others. </text:span></text:p></text:list-item></text:list><text:p text:style-name="MP15"><text:bookmark text:name="_jhv78pp9wtzd1"/><text:span text:style-name="MT4">ACTIVITIES</text:span></text:p><text:p text:style-name="MP7"><text:bookmark text:name="_kttn45lglle31"/><text:span text:style-name="MT5">Irish Dance, </text:span><text:span text:style-name="MT6">Maple Grove</text:span></text:p><text:p text:style-name="MP8"><text:bookmark text:name="_jr7fn8chef1h1"/><text:span text:style-name="MT8">The O’Neill School of Irish Dance- GRADE 11- GRADE 12</text:span></text:p><text:p text:style-name="MP8"><text:bookmark text:name="_84nhiewwmxpg1"/><text:span text:style-name="MT8">Rince Nua Irish Dance- GRADE 2- GRADE 10</text:span></text:p><text:p text:style-name="MP7"><text:bookmark text:name="_royy7xc2yykl1"/><text:span text:style-name="MT5">Osseo Tennis Team, </text:span><text:span text:style-name="MT6">Osseo</text:span></text:p><text:p text:style-name="MP8"><text:bookmark text:name="_418mpnkns8mg1"/><text:span text:style-name="MT8">GRADE 7- GRADE 12</text:span></text:p><text:p text:style-name="MP8"><text:bookmark text:name="_3itlfdz0u9ku1"/><text:span text:style-name="MT8">Lettered in GRADES 11 and 12</text:span></text:p><text:p text:style-name="MP7"><text:bookmark text:name="_yo4cpztb4pvk1"/><text:span text:style-name="MT5">Wind Ensemble, </text:span><text:span text:style-name="MT6">Osseo</text:span></text:p><text:p text:style-name="MP8"><text:bookmark text:name="_sktjtdx0yxz91"/><text:span text:style-name="MT8">GRADE 10- GRADE 11</text:span></text:p><text:p text:style-name="MP5"/><text:p text:style-name="MP5"/><text:p text:style-name="MP18"/><text:p text:style-name="MP19"><text:bookmark text:name="_9f32dunodvgn1"/></text:p><text:p text:style-name="MP20"/><text:p text:style-name="MP20"/></table:table-cell><table:table-cell table:style-name="Table1.B2" office:value-type="string"><text:p text:style-name="MP6"><text:bookmark text:name="_yvro6yes7hts1"/><text:span text:style-name="MT4">EDUCATION</text:span></text:p><text:p text:style-name="MP21"><text:bookmark text:name="_6wymnhinx9q51"/><text:span text:style-name="MT5">University of Minnesota Duluth </text:span></text:p><text:p text:style-name="MP22"><text:span text:style-name="MT9">Graduation Date: May, 2027</text:span></text:p><text:p text:style-name="MP22"><text:span text:style-name="MT9">Major: Communications</text:span></text:p><text:p text:style-name="MP22"><text:span text:style-name="MT9">Minor: Business Administration</text:span></text:p><text:p text:style-name="MP22"><text:span text:style-name="MT9">GPA: 3.713</text:span></text:p><text:p text:style-name="MP21"><text:bookmark text:name="_izf8cm61bbap1"/><text:span text:style-name="MT5">Osseo Senior High </text:span></text:p><text:p text:style-name="MP22"><text:span text:style-name="MT9">Graduation Date: June, 2023</text:span></text:p><text:p text:style-name="MP22"><text:span text:style-name="MT9">GPA: 3.953</text:span></text:p><text:p text:style-name="MP23"><text:bookmark text:name="_33fsx2btqztv1"/><text:span text:style-name="MT4">AWARDS &amp; HONORS</text:span></text:p><text:list xml:id="list1794671523" text:style-name="WWNum6"><text:list-item><text:p text:style-name="MP24"><text:span text:style-name="MT9">A Honor Roll GRADE 9- GRADE 12</text:span></text:p></text:list-item><text:list-item><text:p text:style-name="MP24"><text:span text:style-name="MT9">Math Scholar of the Year (nominated by teacher) GRADE 10</text:span></text:p></text:list-item><text:list-item><text:p text:style-name="MP24"><text:span text:style-name="MT9">“Best Sportsmanship” award from Tennis Team GRADE 11 and GRADE 12</text:span></text:p></text:list-item><text:list-item><text:p text:style-name="MP24"><text:span text:style-name="MT9">Dean’s Academic List YEAR ONE and YEAR TWO</text:span></text:p></text:list-item></text:list><text:p text:style-name="MP15"><text:bookmark text:name="_udlxuh2lrv0t1"/><text:span text:style-name="MT4">SKILLS</text:span></text:p><text:list xml:id="list814892097" text:style-name="WWNum1"><text:list-item><text:p text:style-name="MP25"><text:span text:style-name="MT9">Good customer service skills</text:span></text:p></text:list-item><text:list-item><text:p text:style-name="MP25"><text:span text:style-name="MT9">Engaged kids into lessons</text:span></text:p></text:list-item><text:list-item><text:p text:style-name="MP25"><text:span text:style-name="MT9">Choreographer</text:span></text:p></text:list-item><text:list-item><text:p text:style-name="MP25"><text:span text:style-name="MT9">Good with technology, informational sheets, and videos</text:span></text:p></text:list-item></text:list><text:p text:style-name="MP15"><text:bookmark text:name="_cxxkes25b261"/><text:span text:style-name="MT4">INTERESTS</text:span></text:p><text:list xml:id="list300423475" text:style-name="WWNum5"><text:list-item><text:p text:style-name="MP26"><text:span text:style-name="MT9">Animals and Wildlife</text:span></text:p></text:list-item><text:list-item><text:p text:style-name="MP26"><text:span text:style-name="MT9">Painting</text:span></text:p></text:list-item><text:list-item><text:p text:style-name="MP26"><text:span text:style-name="MT9">Creative Writing</text:span></text:p></text:list-item><text:list-item><text:p text:style-name="MP26"><text:span text:style-name="MT9">Music</text:span></text:p></text:list-item></text:list></table:table-cell></table:table-row></table:table></draw:text-box></draw:frame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61" meta:word-count="311" meta:character-count="1843" meta:non-whitespace-character-count="1596"/>
    <meta:generator>LibreOfficeDev/6.0.5.2$Linux_X86_64 LibreOffice_project/</meta:generator>
  </office:meta>
</office:document-meta>
</file>